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17cm" style:rel-column-width="9638*"/>
    </style:style>
    <style:style style:name="Table1.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2.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3" style:family="table">
      <style:table-properties style:width="17cm" table:align="margins" style:may-break-between-rows="false"/>
    </style:style>
    <style:style style:name="Table3.A" style:family="table-column">
      <style:table-column-properties style:column-width="17cm" style:rel-column-width="65535*"/>
    </style:style>
    <style:style style:name="Table3.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3.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4" style:family="table">
      <style:table-properties style:width="17cm" table:align="margins" style:may-break-between-rows="false"/>
    </style:style>
    <style:style style:name="Table4.A" style:family="table-column">
      <style:table-column-properties style:column-width="17cm" style:rel-column-width="65535*"/>
    </style:style>
    <style:style style:name="Table4.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4.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5" style:family="table">
      <style:table-properties style:width="17cm" table:align="margins" style:may-break-between-rows="false"/>
    </style:style>
    <style:style style:name="Table5.A" style:family="table-column">
      <style:table-column-properties style:column-width="17cm" style:rel-column-width="65535*"/>
    </style:style>
    <style:style style:name="Table5.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5.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6" style:family="table">
      <style:table-properties style:width="17cm" table:align="margins" style:may-break-between-rows="false"/>
    </style:style>
    <style:style style:name="Table6.A" style:family="table-column">
      <style:table-column-properties style:column-width="17cm" style:rel-column-width="65535*"/>
    </style:style>
    <style:style style:name="Table6.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6.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7" style:family="table">
      <style:table-properties style:width="17cm" table:align="margins" style:may-break-between-rows="false"/>
    </style:style>
    <style:style style:name="Table7.A" style:family="table-column">
      <style:table-column-properties style:column-width="17cm" style:rel-column-width="65535*"/>
    </style:style>
    <style:style style:name="Table7.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7.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8" style:family="table">
      <style:table-properties style:width="17cm" table:align="margins" style:may-break-between-rows="false"/>
    </style:style>
    <style:style style:name="Table8.A" style:family="table-column">
      <style:table-column-properties style:column-width="17cm" style:rel-column-width="9638*"/>
    </style:style>
    <style:style style:name="Table8.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8.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9" style:family="table">
      <style:table-properties style:width="17cm" table:align="margins" style:may-break-between-rows="false"/>
    </style:style>
    <style:style style:name="Table9.A" style:family="table-column">
      <style:table-column-properties style:column-width="17cm" style:rel-column-width="9638*"/>
    </style:style>
    <style:style style:name="Table9.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9.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10" style:family="table">
      <style:table-properties style:width="17cm" table:align="margins" style:may-break-between-rows="false"/>
    </style:style>
    <style:style style:name="Table10.A" style:family="table-column">
      <style:table-column-properties style:column-width="17cm" style:rel-column-width="9638*"/>
    </style:style>
    <style:style style:name="Table10.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0.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11" style:family="table">
      <style:table-properties style:width="17cm" table:align="margins" style:may-break-between-rows="false"/>
    </style:style>
    <style:style style:name="Table11.A" style:family="table-column">
      <style:table-column-properties style:column-width="17cm" style:rel-column-width="9638*"/>
    </style:style>
    <style:style style:name="Table11.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1.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5e924" officeooo:paragraph-rsid="00210c93" style:font-weight-asian="normal" style:font-weight-complex="normal"/>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bold" officeooo:rsid="00210c93" officeooo:paragraph-rsid="00210c93"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bold" officeooo:rsid="00239b1c" officeooo:paragraph-rsid="0027ff0c"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210c93" officeooo:paragraph-rsid="00210c9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15954" officeooo:paragraph-rsid="0021595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39b1c" officeooo:paragraph-rsid="00239b1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39b1c" officeooo:paragraph-rsid="002685a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39b1c" officeooo:paragraph-rsid="0027ff0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style="italic" fo:font-weight="normal" officeooo:rsid="00239b1c" officeooo:paragraph-rsid="00239b1c"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font-size="12pt" fo:font-style="italic" fo:font-weight="normal" officeooo:rsid="00239b1c" officeooo:paragraph-rsid="002685a1" style:font-size-asian="10.5pt" style:font-style-asian="italic" style:font-weight-asian="normal" style:font-size-complex="12pt" style:font-style-complex="italic" style:font-weight-complex="normal"/>
    </style:style>
    <style:style style:name="P1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5db28" officeooo:paragraph-rsid="0025db28" style:font-size-asian="12pt" style:font-style-asian="italic" style:font-weight-asian="bold" style:font-size-complex="12pt" style:font-style-complex="italic"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685a1" style:font-size-asian="12pt" style:font-style-asian="italic" style:font-weight-asian="bold" style:font-size-complex="12pt" style:font-style-complex="italic"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7ff0c" style:font-size-asian="12pt" style:font-style-asian="italic" style:font-weight-asian="bold" style:font-size-complex="12pt" style:font-style-complex="italic" style:font-weight-complex="bold" style:text-overline-style="none" style:text-overline-color="font-color"/>
    </style:style>
    <style:style style:name="P1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7ff0c" officeooo:paragraph-rsid="0027ff0c"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5db28" officeooo:paragraph-rsid="0025db2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685a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7ff0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list-style-name="L1">
      <style:paragraph-properties fo:text-align="start" style:justify-single-word="false"/>
      <style:text-properties fo:font-size="14pt" fo:font-weight="bold" officeooo:rsid="00210c93" officeooo:paragraph-rsid="00210c93" style:font-size-asian="14pt" style:font-weight-asian="bold" style:font-size-complex="14pt" style:font-weight-complex="bold"/>
    </style:style>
    <style:style style:name="P21" style:family="paragraph" style:parent-style-name="Standard" style:list-style-name="L2">
      <style:paragraph-properties fo:text-align="start" style:justify-single-word="false"/>
      <style:text-properties fo:font-weight="normal" officeooo:rsid="0015e924" officeooo:paragraph-rsid="00210c93" style:font-weight-asian="normal" style:font-weight-complex="normal"/>
    </style:style>
    <style:style style:name="P22" style:family="paragraph" style:parent-style-name="Standard">
      <style:paragraph-properties fo:text-align="start" style:justify-single-word="false"/>
      <style:text-properties fo:font-weight="normal" officeooo:rsid="00180a0b" officeooo:paragraph-rsid="00210c93" style:font-weight-asian="normal" style:font-weight-complex="normal"/>
    </style:style>
    <style:style style:name="P23" style:family="paragraph" style:parent-style-name="Standard">
      <style:paragraph-properties fo:text-align="start" style:justify-single-word="false"/>
      <style:text-properties fo:font-weight="normal" officeooo:rsid="00196d84" officeooo:paragraph-rsid="00210c93" style:font-weight-asian="normal" style:font-weight-complex="normal"/>
    </style:style>
    <style:style style:name="P24" style:family="paragraph" style:parent-style-name="Standard" style:list-style-name="L2">
      <style:paragraph-properties fo:text-align="start" style:justify-single-word="false"/>
      <style:text-properties fo:font-weight="bold" officeooo:rsid="0015e924" officeooo:paragraph-rsid="00210c93" style:font-weight-asian="bold" style:font-weight-complex="bold"/>
    </style:style>
    <style:style style:name="P25" style:family="paragraph" style:parent-style-name="Standard" style:list-style-name="L2">
      <style:paragraph-properties fo:text-align="start" style:justify-single-word="false"/>
      <style:text-properties fo:font-weight="bold" officeooo:rsid="00180a0b" officeooo:paragraph-rsid="00210c93" style:font-weight-asian="bold" style:font-weight-complex="bold"/>
    </style:style>
    <style:style style:name="P26" style:family="paragraph" style:parent-style-name="Standard" style:list-style-name="L3">
      <style:paragraph-properties fo:text-align="start" style:justify-single-word="false"/>
      <style:text-properties fo:font-weight="bold" officeooo:rsid="00196d84" officeooo:paragraph-rsid="00210c93" style:font-weight-asian="bold" style:font-weight-complex="bold"/>
    </style:style>
    <style:style style:name="P27" style:family="paragraph" style:parent-style-name="Standard" style:list-style-name="L3">
      <style:paragraph-properties fo:text-align="start" style:justify-single-word="false"/>
      <style:text-properties fo:font-weight="bold" officeooo:rsid="001da272" officeooo:paragraph-rsid="00210c93" style:font-weight-asian="bold" style:font-weight-complex="bold"/>
    </style:style>
    <style:style style:name="P28" style:family="paragraph" style:parent-style-name="Standard" style:list-style-name="L3">
      <style:paragraph-properties fo:text-align="start" style:justify-single-word="false"/>
      <style:text-properties fo:font-weight="bold" officeooo:rsid="001b829e" officeooo:paragraph-rsid="00210c93" style:font-weight-asian="bold" style:font-weight-complex="bold"/>
    </style:style>
    <style:style style:name="P29" style:family="paragraph" style:parent-style-name="Standard" style:list-style-name="L3">
      <style:paragraph-properties fo:text-align="start" style:justify-single-word="false"/>
      <style:text-properties fo:font-weight="bold" officeooo:rsid="001c9202" officeooo:paragraph-rsid="00210c93" style:font-weight-asian="bold" style:font-weight-complex="bold"/>
    </style:style>
    <style:style style:name="P30" style:family="paragraph" style:parent-style-name="Standard" style:list-style-name="L3">
      <style:paragraph-properties fo:text-align="start" style:justify-single-word="false"/>
      <style:text-properties fo:font-size="12pt" fo:font-weight="bold" officeooo:rsid="001da272" officeooo:paragraph-rsid="00210c93"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239b1c" officeooo:paragraph-rsid="002a87b4"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239b1c" officeooo:paragraph-rsid="002be34e"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239b1c" officeooo:paragraph-rsid="002f84c6"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239b1c" officeooo:paragraph-rsid="00338c23"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239b1c" officeooo:paragraph-rsid="003a0a1c" style:font-size-asian="10.5pt" style:font-weight-asian="bold" style:font-size-complex="12pt" style:font-weight-complex="bold"/>
    </style:style>
    <style:style style:name="P36" style:family="paragraph" style:parent-style-name="Standard" style:list-style-name="L6">
      <style:paragraph-properties fo:text-align="start" style:justify-single-word="false"/>
      <style:text-properties fo:font-size="12pt" fo:font-weight="bold" officeooo:rsid="00239b1c" officeooo:paragraph-rsid="00239b1c" style:font-size-asian="10.5pt" style:font-weight-asian="bold" style:font-size-complex="12pt" style:font-weight-complex="bold"/>
    </style:style>
    <style:style style:name="P37" style:family="paragraph" style:parent-style-name="Standard" style:list-style-name="L7">
      <style:paragraph-properties fo:text-align="start" style:justify-single-word="false"/>
      <style:text-properties fo:font-size="12pt" fo:font-weight="bold" officeooo:rsid="00239b1c" officeooo:paragraph-rsid="00239b1c"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239b1c" officeooo:paragraph-rsid="003e2d25"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normal" officeooo:rsid="003d659b" officeooo:paragraph-rsid="003e2d2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d659b" officeooo:paragraph-rsid="004363c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3d659b" officeooo:paragraph-rsid="0044f2c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d659b" officeooo:paragraph-rsid="0047584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8a329" officeooo:paragraph-rsid="0048a329"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fo:break-before="page"/>
      <style:text-properties fo:font-size="14pt" fo:font-weight="bold" officeooo:rsid="00210c93" officeooo:paragraph-rsid="00210c93" style:font-size-asian="14pt" style:font-weight-asian="bold" style:font-size-complex="14pt" style:font-weight-complex="bold"/>
    </style:style>
    <style:style style:name="P45" style:family="paragraph" style:parent-style-name="Standard" style:list-style-name="L7">
      <style:paragraph-properties fo:text-align="start" style:justify-single-word="false" fo:break-before="page"/>
      <style:text-properties fo:font-size="12pt" fo:font-weight="bold" officeooo:rsid="00239b1c" officeooo:paragraph-rsid="0027ff0c" style:font-size-asian="10.5pt" style:font-weight-asian="bold" style:font-size-complex="12pt" style:font-weight-complex="bold"/>
    </style:style>
    <style:style style:name="P46"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685a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7ff0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a87b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be34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f84c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38c2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a0a1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e2d2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4f2c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4">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7584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7ff0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a87b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685a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be34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f84c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38c2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a0a1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a3f8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e2d2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4f2c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7584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5db28" officeooo:paragraph-rsid="0025db2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4">
      <style:paragraph-properties fo:text-align="start" style:justify-single-word="false"/>
      <style:text-properties officeooo:rsid="002685a1" officeooo:paragraph-rsid="0027ff0c"/>
    </style:style>
    <style:style style:name="P69" style:family="paragraph" style:parent-style-name="Table_20_Contents" style:list-style-name="L4">
      <style:paragraph-properties fo:text-align="start" style:justify-single-word="false"/>
      <style:text-properties officeooo:rsid="002685a1" officeooo:paragraph-rsid="002a87b4"/>
    </style:style>
    <style:style style:name="P70" style:family="paragraph" style:parent-style-name="Table_20_Contents" style:list-style-name="L4">
      <style:paragraph-properties fo:text-align="start" style:justify-single-word="false"/>
      <style:text-properties officeooo:rsid="002685a1" officeooo:paragraph-rsid="002be34e"/>
    </style:style>
    <style:style style:name="P71" style:family="paragraph" style:parent-style-name="Table_20_Contents" style:list-style-name="L4">
      <style:paragraph-properties fo:text-align="start" style:justify-single-word="false"/>
      <style:text-properties officeooo:rsid="002685a1" officeooo:paragraph-rsid="002f84c6"/>
    </style:style>
    <style:style style:name="P72" style:family="paragraph" style:parent-style-name="Table_20_Contents" style:list-style-name="L4">
      <style:paragraph-properties fo:text-align="start" style:justify-single-word="false"/>
      <style:text-properties officeooo:rsid="002685a1" officeooo:paragraph-rsid="00338c23"/>
    </style:style>
    <style:style style:name="P73" style:family="paragraph" style:parent-style-name="Table_20_Contents" style:list-style-name="L4">
      <style:paragraph-properties fo:text-align="start" style:justify-single-word="false"/>
      <style:text-properties officeooo:rsid="002685a1" officeooo:paragraph-rsid="003a0a1c"/>
    </style:style>
    <style:style style:name="P74" style:family="paragraph" style:parent-style-name="Table_20_Contents" style:list-style-name="L4">
      <style:paragraph-properties fo:text-align="start" style:justify-single-word="false"/>
      <style:text-properties officeooo:rsid="0027ff0c" officeooo:paragraph-rsid="0027ff0c"/>
    </style:style>
    <style:style style:name="P7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a87b4" style:font-size-asian="12pt" style:font-style-asian="italic" style:font-weight-asian="bold" style:font-size-complex="12pt" style:font-style-complex="italic" style:font-weight-complex="bold" style:text-overline-style="none" style:text-overline-color="font-color"/>
    </style:style>
    <style:style style:name="P7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f84c6" style:font-size-asian="12pt" style:font-style-asian="italic" style:font-weight-asian="bold" style:font-size-complex="12pt" style:font-style-complex="italic" style:font-weight-complex="bold" style:text-overline-style="none" style:text-overline-color="font-color"/>
    </style:style>
    <style:style style:name="P7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338c23" style:font-size-asian="12pt" style:font-style-asian="italic" style:font-weight-asian="bold" style:font-size-complex="12pt" style:font-style-complex="italic" style:font-weight-complex="bold" style:text-overline-style="none" style:text-overline-color="font-color"/>
    </style:style>
    <style:style style:name="P7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3a0a1c"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a87b4" officeooo:paragraph-rsid="002a87b4" style:font-size-asian="12pt" style:font-style-asian="italic" style:font-weight-asian="bold" style:font-size-complex="12pt" style:font-style-complex="italic" style:font-weight-complex="bold" style:text-overline-style="none" style:text-overline-color="font-color"/>
    </style:style>
    <style:style style:name="P80"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be34e" officeooo:paragraph-rsid="002f84c6" style:font-size-asian="12pt" style:font-style-asian="italic" style:font-weight-asian="bold" style:font-size-complex="12pt" style:font-style-complex="italic" style:font-weight-complex="bold" style:text-overline-style="none" style:text-overline-color="font-color"/>
    </style:style>
    <style:style style:name="P81"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f84c6" officeooo:paragraph-rsid="002f84c6" style:font-size-asian="12pt" style:font-style-asian="italic" style:font-weight-asian="bold" style:font-size-complex="12pt" style:font-style-complex="italic" style:font-weight-complex="bold" style:text-overline-style="none" style:text-overline-color="font-color"/>
    </style:style>
    <style:style style:name="P8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338c23" officeooo:paragraph-rsid="00338c23" style:font-size-asian="12pt" style:font-style-asian="italic" style:font-weight-asian="bold" style:font-size-complex="12pt" style:font-style-complex="italic" style:font-weight-complex="bold" style:text-overline-style="none" style:text-overline-color="font-color"/>
    </style:style>
    <style:style style:name="P8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3a0a1c" officeooo:paragraph-rsid="003a0a1c" style:font-size-asian="12pt" style:font-style-asian="italic" style:font-weight-asian="bold" style:font-size-complex="12pt" style:font-style-complex="italic" style:font-weight-complex="bold" style:text-overline-style="none" style:text-overline-color="font-color"/>
    </style:style>
    <style:style style:name="P8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3e2d25" officeooo:paragraph-rsid="003e2d25" style:font-size-asian="12pt" style:font-style-asian="italic" style:font-weight-asian="bold" style:font-size-complex="12pt" style:font-style-complex="italic" style:font-weight-complex="bold" style:text-overline-style="none" style:text-overline-color="font-color"/>
    </style:style>
    <style:style style:name="P85"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4f2cd" officeooo:paragraph-rsid="0044f2cd" style:font-size-asian="12pt" style:font-style-asian="italic" style:font-weight-asian="bold" style:font-size-complex="12pt" style:font-style-complex="italic" style:font-weight-complex="bold" style:text-overline-style="none" style:text-overline-color="font-color"/>
    </style:style>
    <style:style style:name="P8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4f2cd" officeooo:paragraph-rsid="00475841" style:font-size-asian="12pt" style:font-style-asian="italic" style:font-weight-asian="bold" style:font-size-complex="12pt" style:font-style-complex="italic" style:font-weight-complex="bold" style:text-overline-style="none" style:text-overline-color="font-color"/>
    </style:style>
    <style:style style:name="P8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0pt" fo:font-style="italic" fo:text-shadow="none" style:text-underline-style="none" fo:font-weight="bold" officeooo:rsid="00475841" officeooo:paragraph-rsid="00475841" style:font-size-asian="10pt" style:font-style-asian="italic" style:font-weight-asian="bold" style:font-size-complex="10pt" style:font-style-complex="italic" style:font-weight-complex="bold" style:text-overline-style="none" style:text-overline-color="font-color"/>
    </style:style>
    <style:style style:name="P88" style:family="paragraph" style:parent-style-name="Table_20_Contents" style:list-style-name="L4">
      <style:paragraph-properties fo:text-align="start" style:justify-single-word="false"/>
      <style:text-properties officeooo:rsid="002c0340" officeooo:paragraph-rsid="002c0340"/>
    </style:style>
    <style:style style:name="P89" style:family="paragraph" style:parent-style-name="Table_20_Contents" style:list-style-name="L4">
      <style:paragraph-properties fo:text-align="start" style:justify-single-word="false"/>
      <style:text-properties officeooo:rsid="002c0340" officeooo:paragraph-rsid="002cd432"/>
    </style:style>
    <style:style style:name="P90" style:family="paragraph" style:parent-style-name="Table_20_Contents" style:list-style-name="L4">
      <style:paragraph-properties fo:text-align="start" style:justify-single-word="false"/>
      <style:text-properties officeooo:rsid="002c0340" officeooo:paragraph-rsid="002f84c6"/>
    </style:style>
    <style:style style:name="P91" style:family="paragraph" style:parent-style-name="Table_20_Contents" style:list-style-name="L4">
      <style:paragraph-properties fo:text-align="start" style:justify-single-word="false"/>
      <style:text-properties officeooo:rsid="002c0340" officeooo:paragraph-rsid="00338c23"/>
    </style:style>
    <style:style style:name="P92" style:family="paragraph" style:parent-style-name="Table_20_Contents" style:list-style-name="L4">
      <style:paragraph-properties fo:text-align="start" style:justify-single-word="false"/>
      <style:text-properties officeooo:rsid="002c0340" officeooo:paragraph-rsid="003a0a1c"/>
    </style:style>
    <style:style style:name="P93" style:family="paragraph" style:parent-style-name="Table_20_Contents">
      <style:paragraph-properties fo:text-align="start" style:justify-single-word="false"/>
      <style:text-properties officeooo:rsid="0040d9bc" officeooo:paragraph-rsid="0040d9bc"/>
    </style:style>
    <style:style style:name="P94" style:family="paragraph" style:parent-style-name="Table_20_Contents">
      <style:paragraph-properties fo:text-align="start" style:justify-single-word="false"/>
      <style:text-properties officeooo:rsid="00418809" officeooo:paragraph-rsid="00418809"/>
    </style:style>
    <style:style style:name="P95" style:family="paragraph" style:parent-style-name="Table_20_Contents">
      <style:paragraph-properties fo:text-align="start" style:justify-single-word="false"/>
      <style:text-properties officeooo:rsid="0044f2cd" officeooo:paragraph-rsid="0044f2cd"/>
    </style:style>
    <style:style style:name="P96" style:family="paragraph" style:parent-style-name="Table_20_Contents">
      <style:paragraph-properties fo:text-align="start" style:justify-single-word="false"/>
      <style:text-properties officeooo:rsid="0044f2cd" officeooo:paragraph-rsid="00475841"/>
    </style:style>
    <style:style style:name="P97" style:family="paragraph" style:parent-style-name="Table_20_Contents">
      <style:paragraph-properties fo:text-align="start" style:justify-single-word="false"/>
      <style:text-properties officeooo:rsid="00467bc4" officeooo:paragraph-rsid="00467bc4"/>
    </style:style>
    <style:style style:name="P98" style:family="paragraph" style:parent-style-name="Table_20_Contents">
      <style:paragraph-properties fo:text-align="start" style:justify-single-word="false"/>
      <style:text-properties officeooo:rsid="00467bc4" officeooo:paragraph-rsid="00475841"/>
    </style:style>
    <style:style style:name="P99" style:family="paragraph" style:parent-style-name="Table_20_Contents">
      <style:paragraph-properties fo:text-align="center" style:justify-single-word="false" fo:padding="0.074cm" fo:border-left="none" fo:border-right="none" fo:border-top="none" fo:border-bottom="0.06pt solid #000000" style:join-border="false"/>
      <style:text-properties fo:color="#ffffff" style:text-outline="false" style:text-line-through-style="none" style:text-line-through-type="none" style:font-name="Thorndale" fo:font-size="12pt" fo:font-style="italic" fo:text-shadow="none" style:text-underline-style="none" fo:font-weight="bold" officeooo:rsid="0044f2cd" officeooo:paragraph-rsid="0044f2c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1cd2fc" style:font-weight-asian="normal" style:font-weight-complex="normal"/>
    </style:style>
    <style:style style:name="T3" style:family="text">
      <style:text-properties fo:font-weight="bold" style:font-weight-asian="bold" style:font-weight-complex="bold"/>
    </style:style>
    <style:style style:name="T4" style:family="text">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5" style:family="text">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Thorndale" fo:font-size="12pt" fo:font-style="normal" fo:text-shadow="none" style:text-underline-style="none" fo:font-weight="normal" officeooo:rsid="002685a1"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Thorndale" fo:font-size="12pt" fo:font-style="normal" fo:text-shadow="none" style:text-underline-style="none" fo:font-weight="normal" officeooo:rsid="0027ff0c"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Thorndale" fo:font-size="12pt" fo:font-style="normal" fo:text-shadow="none" style:text-underline-style="none" fo:font-weight="normal" officeooo:rsid="002cd432"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Thorndale" fo:font-size="12pt" fo:font-style="normal" fo:text-shadow="none" style:text-underline-style="none" fo:font-weight="normal" officeooo:rsid="002dfad7"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Thorndale" fo:font-size="12pt" fo:font-style="normal" fo:text-shadow="none" style:text-underline-style="none" fo:font-weight="normal" officeooo:rsid="0042842b"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Thorndale" fo:font-size="12pt" fo:font-style="normal" fo:text-shadow="none" style:text-underline-style="none" fo:font-weight="normal" officeooo:rsid="004750dc"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Thorndale" fo:font-size="12pt" fo:font-style="normal" fo:text-shadow="none" style:text-underline-style="none" fo:font-weight="normal" officeooo:rsid="0048a329"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officeooo:rsid="0027ff0c"/>
    </style:style>
    <style:style style:name="T14" style:family="text">
      <style:text-properties style:use-window-font-color="true" style:text-outline="false" style:text-line-through-style="none" style:text-line-through-type="none" style:font-name="Thorndale" fo:font-size="12pt" fo:font-style="normal" fo:text-shadow="none" style:text-underline-style="none" fo:font-weight="normal" officeooo:rsid="0027ff0c"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2a87b4"/>
    </style:style>
    <style:style style:name="T16" style:family="text">
      <style:text-properties officeooo:rsid="002bff0f"/>
    </style:style>
    <style:style style:name="T17" style:family="text">
      <style:text-properties officeooo:rsid="002c0340"/>
    </style:style>
    <style:style style:name="T18" style:family="text">
      <style:text-properties officeooo:rsid="002f84c6"/>
    </style:style>
    <style:style style:name="T19" style:family="text">
      <style:text-properties officeooo:rsid="003a0a1c"/>
    </style:style>
    <style:style style:name="T20" style:family="text">
      <style:text-properties officeooo:rsid="003e2d2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lementar un webservice sobre la GAE para gestionar contadores de visitas de páginas.</text:p>
      <text:p text:style-name="P1"/>
      <text:list xml:id="list6093969975070671092" text:style-name="L1">
        <text:list-item>
          <text:p text:style-name="P20">Introducción</text:p>
        </text:list-item>
      </text:list>
      <text:p text:style-name="P4"/>
      <text:p text:style-name="P2">El siguiente proyecto implementa un webservice en el cual los usuarios pueden generar múltiples contadores de visitas de páginas y añadirlos a sus webs. El webservice consta de las siguientes operaciones:</text:p>
      <text:p text:style-name="P2"/>
      <text:list xml:id="list2571238660183099048" text:style-name="L2">
        <text:list-item>
          <text:p text:style-name="P21"><text:span text:style-name="T3">CrearArchivoContadores:</text:span> Función mediante la cual se creará un fichero de contadores en formato xml. Comprueba si el fichero existe, si existe no hace nada y si no existe genera la raiz del fichero xml que contendrá todos los contadores.</text:p>
        </text:list-item>
        <text:list-item>
          <text:p text:style-name="P21"><text:span text:style-name="T3">CrearContador:</text:span> Añade un nuevo contador al fichero de contadores.</text:p>
        </text:list-item>
        <text:list-item>
          <text:p text:style-name="P21"><text:span text:style-name="T3">leer_contador:</text:span> Devuelve el valor de un contador.</text:p>
        </text:list-item>
        <text:list-item>
          <text:p text:style-name="P24">incrementar_contador: <text:span text:style-name="T1">Aumenta en uno el valor del contador.</text:span></text:p>
        </text:list-item>
        <text:list-item>
          <text:p text:style-name="P25">asignar_contador: <text:span text:style-name="T1">Asigna un valor específico al contador elegido.</text:span></text:p>
        </text:list-item>
        <text:list-item>
          <text:p text:style-name="P25">resetear_contador: <text:span text:style-name="T1">Pone a cero el contador seleccionado.</text:span></text:p>
        </text:list-item>
        <text:list-item>
          <text:p text:style-name="P25">eliminar_contador: <text:span text:style-name="T1">Borra el contador elegido del fichero de contadores.</text:span></text:p>
        </text:list-item>
      </text:list>
      <text:p text:style-name="P22"/>
      <text:p text:style-name="P23">El proyecto consta de distintos ficheros para su desarrollo:</text:p>
      <text:p text:style-name="P23"/>
      <text:list xml:id="list8775394957111394094" text:style-name="L3">
        <text:list-item>
          <text:p text:style-name="P26">server/web/server.php: <text:span text:style-name="T1">Este fichero implementa el webservice en si. En el encontramos el desarrollo de todas las funciones que podemos realizar con los contadores.</text:span></text:p>
        </text:list-item>
        <text:list-item>
          <text:p text:style-name="P27">server/app.yaml:<text:span text:style-name="T1"> Archivo de manifiesto para GAE.</text:span></text:p>
        </text:list-item>
        <text:list-item>
          <text:p text:style-name="P27">server/php.ini:<text:span text:style-name="T1"> Directivas de configuración php para GAE.</text:span></text:p>
        </text:list-item>
        <text:list-item>
          <text:p text:style-name="P28">cliente/admin.php:<text:span text:style-name="T1"> Este fichero implementa la parte de ejemplo de uso del webservice. En el encontramos el administrador de contadores. Un fichero html con código php el cual muestra un formulario para interactuar con las distintas opciones que nos da el webservice. Este mismo fichero es el que se encaga de tratar los datos enviados desde el formulario.</text:span></text:p>
        </text:list-item>
        <text:list-item>
          <text:p text:style-name="P29">cliente/css/admin.css:<text:span text:style-name="T1"> Fichero de estilos en el cual se define el estilo por defecto para el administrador de contadores.</text:span></text:p>
        </text:list-item>
        <text:list-item>
          <text:p text:style-name="P29">cliente/css/admin-contraste.css: <text:span text:style-name="T1">Fichero de estilos en el cual se define un estilo de alto contraste para el administrador de contadores</text:span></text:p>
        </text:list-item>
        <text:list-item>
          <text:p text:style-name="P29">cliente/js/script.js: <text:span text:style-name="T1">Fichero javascript en el cual se implementa funciones para el cambio de distintos estilos del </text:span><text:span text:style-name="T2">del administrador de contadores.</text:span></text:p>
        </text:list-item>
        <text:list-item>
          <text:p text:style-name="P27">cliente/app.yaml:<text:span text:style-name="T1"> Archivo de manifiesto para GAE.</text:span></text:p>
        </text:list-item>
        <text:list-item>
          <text:p text:style-name="P30">cliente/php.ini:<text:span text:style-name="T1"> Directivas de configuración php para GAE.</text:span></text:p>
        </text:list-item>
      </text:list>
      <text:p text:style-name="P4"/>
      <text:list xml:id="list222946796667018" text:continue-list="list6093969975070671092" text:style-name="L1">
        <text:list-item>
          <text:p text:style-name="P44">Descripción del código</text:p>
          <text:p text:style-name="P20"/>
        </text:list-item>
      </text:list>
      <text:list xml:id="list2909781018974702092" text:style-name="L6">
        <text:list-item>
          <text:p text:style-name="P36">server.php</text:p>
        </text:list-item>
      </text:list>
      <text:p text:style-name="P8"/>
      <table:table table:name="Table1" table:style-name="Table1">
        <table:table-column table:style-name="Table1.A"/>
        <table:table-row>
          <table:table-cell table:style-name="Table1.A1" office:value-type="float" office:value="0">
            <text:p text:style-name="P13">Libxml_disable_entity_loader(false);</text:p>
            <text:p text:style-name="P13"><text:s text:c="4"/>ini_set('soap.wsdl_cache_enabled',0);</text:p>
            <text:p text:style-name="P13"><text:s text:c="4"/>ini_set('soap.wsdl_cache_ttl',0);</text:p>
            <text:p text:style-name="P13"><text:s text:c="4"/></text:p>
            <text:p text:style-name="P13"><text:s text:c="4"/>$server = new SoapServer (null, array('uri'=&gt;"http://localhost:8889/"));</text:p>
            <text:p text:style-name="P13"><text:s text:c="4"/>$server-&gt;addFunction ("CrearArchivoContadores");</text:p>
            <text:p text:style-name="P13"><text:s text:c="4"/>$server-&gt;addFunction ("CrearContador");</text:p>
            <text:p text:style-name="P13"><text:s text:c="4"/>$server-&gt;addFunction ("leer_contador");</text:p>
            <text:p text:style-name="P13"><text:s text:c="4"/>$server-&gt;addFunction ("incrementar_contador");</text:p>
            <text:p text:style-name="P13"><text:s text:c="4"/>$server-&gt;addFunction ("asignar_contador");</text:p>
            <text:p text:style-name="P13"><text:s text:c="4"/>$server-&gt;addFunction ("resetear_contador");</text:p>
            <text:p text:style-name="P13"><text:s text:c="4"/>$server-&gt;addFunction ("eliminar_contador");</text:p>
            <text:p text:style-name="P13"><text:s text:c="4"/>$server-&gt;handle();</text:p>
            <text:p text:style-name="P13"><text:s text:c="4"/>echo "Servidor contador operando..."</text:p>
          </table:table-cell>
        </table:table-row>
        <table:table-row>
          <table:table-cell table:style-name="Table1.A2" office:value-type="float" office:value="0">
            <text:p text:style-name="P17"/>
            <text:p text:style-name="P17">En esta parte del código se instancia la clase SoapServer indicando la uri donde atiende peticiones. Se le añaden todas la funciones que el webservice atendera y con handle se lanza el servidor en escucha de peticiones.</text:p>
            <text:p text:style-name="P17"/>
          </table:table-cell>
        </table:table-row>
      </table:table>
      <text:p text:style-name="P11"/>
      <text:p text:style-name="P12"/>
      <table:table table:name="Table2" table:style-name="Table2">
        <table:table-column table:style-name="Table2.A"/>
        <table:table-row>
          <table:table-cell table:style-name="Table2.A1" office:value-type="float" office:value="0">
            <text:p text:style-name="P14"><text:s text:c="4"/>function CrearArchivoContadores()</text:p>
            <text:p text:style-name="P14"><text:s text:c="4"/>{</text:p>
            <text:p text:style-name="P14"><text:s text:c="8"/>//$archivoXml = "gs://contadores-160617.appspot.com/contadores.xml";</text:p>
            <text:p text:style-name="P14"><text:s text:c="8"/>$archivoXml = "contadores-160617.appspot.com/contadores.xml";</text:p>
            <text:p text:style-name="P14"><text:s text:c="16"/></text:p>
            <text:p text:style-name="P14"><text:s text:c="8"/>if(!file_exists($archivoXml))</text:p>
            <text:p text:style-name="P14"><text:s text:c="8"/>{</text:p>
            <text:p text:style-name="P14"><text:s text:c="12"/>$dom = new SimpleXMLElement("&lt;raiz&gt;&lt;/raiz&gt;");</text:p>
            <text:p text:style-name="P14"><text:s text:c="12"/>$dom-&gt;asXML($archivoXml); <text:s text:c="14"/></text:p>
            <text:p text:style-name="P14"><text:s text:c="8"/>} <text:s text:c="7"/></text:p>
            <text:p text:style-name="P14"><text:s text:c="4"/>}</text:p>
          </table:table-cell>
        </table:table-row>
        <table:table-row>
          <table:table-cell table:style-name="Table2.A2" office:value-type="float" office:value="0">
            <text:p text:style-name="P18"/>
            <text:p text:style-name="P18">Función mediante la cual se creará un fichero de contadores en formato xml. Comprueba si el fichero existe, si existe no hace nada y si no existe genera la raiz del fichero xml que contendrá todos los contadores. </text:p>
            <text:p text:style-name="P18"/>
            <text:list xml:id="list8337399371056162930" text:style-name="L4">
              <text:list-item>
                <text:p text:style-name="P46">Con $archivoXml indicamos la ruta donde se creará el fichero. </text:p>
              </text:list-item>
              <text:list-item>
                <text:p text:style-name="P46">SimpleXMLElement → Instancia la clase simplexml añadiendo el nodo raiz que contendrá los contadores</text:p>
              </text:list-item>
              <text:list-item>
                <text:p text:style-name="P46">asXML → Guada el objeto que contiene el xml al fichero indicado en formato de cadena xml</text:p>
                <text:p text:style-name="P46"/>
              </text:list-item>
            </text:list>
          </table:table-cell>
        </table:table-row>
      </table:table>
      <text:p text:style-name="P9"/>
      <text:p text:style-name="P10"/>
      <table:table table:name="Table3" table:style-name="Table3">
        <table:table-column table:style-name="Table3.A"/>
        <text:soft-page-break/>
        <table:table-row>
          <table:table-cell table:style-name="Table3.A1" office:value-type="float" office:value="0">
            <text:p text:style-name="P15"><text:s text:c="4"/><text:span text:style-name="T13">function CrearContador($nombre, $usuario)</text:span></text:p>
            <text:p text:style-name="P16"><text:s text:c="4"/>{</text:p>
            <text:p text:style-name="P16"><text:s text:c="4"/><text:tab/>//$archivoXml = "gs://contadores-160617.appspot.com/contadores.xml";</text:p>
            <text:p text:style-name="P16"><text:s text:c="8"/>$archivoXml = "contadores-160617.appspot.com/contadores.xml";</text:p>
            <text:p text:style-name="P16"><text:s text:c="4"/><text:tab/>$crea = TRUE;</text:p>
            <text:p text:style-name="P16"/>
            <text:p text:style-name="P16"><text:s text:c="4"/><text:tab/>if(leer_contador($nombre, $usuario) == -1) {</text:p>
            <text:p text:style-name="P16"><text:s text:c="12"/>$dom = simplexml_load_file($archivoXml);</text:p>
            <text:p text:style-name="P16"><text:s text:c="12"/>$nuevo_contador = $dom-&gt;addChild('contador');</text:p>
            <text:p text:style-name="P16"><text:s text:c="12"/>$nuevo_contador-&gt;addChild('usuario', $usuario);</text:p>
            <text:p text:style-name="P16"><text:s text:c="12"/>$nuevo_contador-&gt;addChild('nombre', $nombre);</text:p>
            <text:p text:style-name="P16"><text:s text:c="12"/>$nuevo_contador-&gt;addChild('valor', 0);</text:p>
            <text:p text:style-name="P16"><text:s text:c="12"/>$dom-&gt;asXML($archivoXml);</text:p>
            <text:p text:style-name="P16"><text:s text:c="8"/>} else {</text:p>
            <text:p text:style-name="P16"><text:s text:c="12"/>$crea = FALSE; <text:s text:c="11"/></text:p>
            <text:p text:style-name="P16"><text:s text:c="8"/>} <text:s text:c="11"/></text:p>
            <text:p text:style-name="P16"><text:s text:c="4"/><text:tab/>return $crea;</text:p>
            <text:p text:style-name="P16"><text:s text:c="4"/>}</text:p>
          </table:table-cell>
        </table:table-row>
        <table:table-row>
          <table:table-cell table:style-name="Table3.A2" office:value-type="float" office:value="0">
            <text:p text:style-name="P19"/>
            <text:p text:style-name="P19">Función <text:span text:style-name="T13">que crea un contador. Recibe como parametros el nombre del contador y el nombre del usuario. Si el contador no existe lo crea y devuelve TRUE. Si existe el contador devuelve FALSE.</text:span> </text:p>
            <text:p text:style-name="P19"/>
            <text:list xml:id="list222945704597390" text:continue-numbering="true" text:style-name="L4">
              <text:list-item>
                <text:p text:style-name="P47">Con $archivoXml indicamos la ruta donde se <text:span text:style-name="T17">está</text:span> el fichero. </text:p>
              </text:list-item>
              <text:list-item>
                <text:p text:style-name="P74"><text:span text:style-name="T6">l</text:span><text:span text:style-name="T5">eer_contador() → Se comprueba si existe el contador. Si existe devuelve el valor del contador (&gt;= 0), en caso contrario devuelve -1.</text:span><text:span text:style-name="T4">$nombre, $usuario</text:span></text:p>
              </text:list-item>
              <text:list-item>
                <text:p text:style-name="P68"><text:span text:style-name="T14">simplexml_load_file($archivoXml)</text:span><text:span text:style-name="T5"> → </text:span><text:span text:style-name="T7">carga el contenido xml del fichero indicado</text:span></text:p>
              </text:list-item>
              <text:list-item>
                <text:p text:style-name="P74"><text:span text:style-name="T7">a</text:span><text:span text:style-name="T5">ddChild → se va añadiendo la estructura xml del nuevo contador. </text:span><text:span text:style-name="T9">Añade un contador como hijo del raiz así como tres hijos del contador que corresponde con el usuario, nombre de contador y valor del contador.</text:span></text:p>
              </text:list-item>
              <text:list-item>
                <text:p text:style-name="P47">asXML → Guada el objeto que contiene el xml al fichero indicado en formato de cadena xml</text:p>
                <text:p text:style-name="P47"/>
              </text:list-item>
            </text:list>
          </table:table-cell>
        </table:table-row>
      </table:table>
      <text:p text:style-name="P5"/>
      <text:p text:style-name="P31"/>
      <table:table table:name="Table4" table:style-name="Table4">
        <table:table-column table:style-name="Table4.A"/>
        <text:soft-page-break/>
        <table:table-row>
          <table:table-cell table:style-name="Table4.A1" office:value-type="float" office:value="0">
            <text:p text:style-name="P75"><text:s text:c="4"/><text:span text:style-name="T15"><text:s/>function leer_contador($nombre, $usuario)</text:span></text:p>
            <text:p text:style-name="P79"><text:s text:c="4"/>{</text:p>
            <text:p text:style-name="P79"><text:s text:c="8"/>//$archivoXml = "gs://contadores-160617.appspot.com/contadores.xml";</text:p>
            <text:p text:style-name="P79"><text:s text:c="8"/>$archivoXml = 'contadores-160617.appspot.com/contadores.xml';</text:p>
            <text:p text:style-name="P79"><text:s text:c="8"/></text:p>
            <text:p text:style-name="P79"><text:s text:c="7"/></text:p>
            <text:p text:style-name="P79"><text:tab/> <text:s text:c="7"/>$dom = simplexml_load_file($archivoXml);</text:p>
            <text:p text:style-name="P79"><text:tab/> <text:s text:c="7"/></text:p>
            <text:p text:style-name="P79"><text:tab/> <text:s text:c="7"/>$encontrado = false;</text:p>
            <text:p text:style-name="P79"><text:tab/> <text:s text:c="7"/>$i=0;</text:p>
            <text:p text:style-name="P79"><text:tab/> <text:s text:c="7"/></text:p>
            <text:p text:style-name="P79"><text:tab/> <text:s text:c="7"/>while(($i&lt;$dom-&gt;contador-&gt;count())&amp;&amp;($encontrado==false))</text:p>
            <text:p text:style-name="P79"><text:tab/> <text:s text:c="7"/>{</text:p>
            <text:p text:style-name="P79"><text:tab/> <text:s text:c="11"/>if(($dom-&gt;contador[$i]-&gt;usuario==$usuario)&amp;&amp;($dom-&gt;contador[$i]-&gt;nombre==$nombre))</text:p>
            <text:p text:style-name="P79"><text:tab/> <text:s text:c="11"/>$encontrado=true;</text:p>
            <text:p text:style-name="P79"><text:tab/> <text:s text:c="11"/>else $i++;</text:p>
            <text:p text:style-name="P79"><text:tab/> <text:s text:c="7"/>}</text:p>
            <text:p text:style-name="P79"><text:tab/> <text:s text:c="7"/></text:p>
            <text:p text:style-name="P79"><text:tab/> <text:s text:c="7"/>if($encontrado) return (int)$dom-&gt;contador[$i]-&gt;valor;</text:p>
            <text:p text:style-name="P79"><text:tab/> <text:s text:c="7"/>else return -1;</text:p>
            <text:p text:style-name="P79"><text:s text:c="3"/><text:tab/><text:tab/></text:p>
            <text:p text:style-name="P79"><text:s text:c="4"/>}</text:p>
          </table:table-cell>
        </table:table-row>
        <table:table-row>
          <table:table-cell table:style-name="Table4.A2" office:value-type="float" office:value="0">
            <text:p text:style-name="P57"/>
            <text:p text:style-name="P57">Función <text:span text:style-name="T13">que leer un contador. Recibe como parametros el nombre del contador y el nombre del usuario.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Como última operación esta funcion comprueba si se ha encontrado el contador, en tal caso se devuelve el valor almacenado en dicho contador. En caso de que no se haya encontrado dicho contador esta función devuelve -1.</text:span></text:p>
            <text:p text:style-name="P57"/>
            <text:list xml:id="list222946645481064" text:continue-numbering="true" text:style-name="L4">
              <text:list-item>
                <text:p text:style-name="P48">Con $archivoXml indicamos la ruta donde se <text:span text:style-name="T17">está</text:span> el fichero. </text:p>
              </text:list-item>
              <text:list-item>
                <text:p text:style-name="P69"><text:span text:style-name="T14">simplexml_load_file($archivoXml)</text:span><text:span text:style-name="T5"> → </text:span><text:span text:style-name="T7">carga el contenido xml del fichero indicado</text:span></text:p>
              </text:list-item>
              <text:list-item>
                <text:p text:style-name="P88"><text:span text:style-name="T7">$</text:span><text:span text:style-name="T5">dom → variable que contiene </text:span><text:span text:style-name="T8">un objeto con el contenido xml del fichero de contadores</text:span></text:p>
                <text:p text:style-name="P48"/>
              </text:list-item>
            </text:list>
          </table:table-cell>
        </table:table-row>
      </table:table>
      <text:p text:style-name="P31"/>
      <text:p text:style-name="P32"/>
      <table:table table:name="Table5" table:style-name="Table5">
        <table:table-column table:style-name="Table5.A"/>
        <text:soft-page-break/>
        <table:table-row>
          <table:table-cell table:style-name="Table5.A1" office:value-type="float" office:value="0">
            <text:p text:style-name="P76"><text:s text:c="4"/><text:span text:style-name="T18">function asignar_contador($nombre, $usuario, $nuevo_valor)</text:span></text:p>
            <text:p text:style-name="P81"><text:s text:c="4"/>{</text:p>
            <text:p text:style-name="P81"><text:s text:c="8"/>//$archivoXml = "gs://contadores-160617.appspot.com/contadores.xml";</text:p>
            <text:p text:style-name="P81"><text:s text:c="8"/>$archivoXml = "contadores-160617.appspot.com/contadores.xml";</text:p>
            <text:p text:style-name="P81"><text:s text:c="8"/></text:p>
            <text:p text:style-name="P81"><text:s text:c="8"/>$dom = simplexml_load_file($archivoXml);</text:p>
            <text:p text:style-name="P81"><text:s text:c="8"/></text:p>
            <text:p text:style-name="P81"><text:s text:c="8"/>$encontrado = false; <text:s text:c="7"/></text:p>
            <text:p text:style-name="P81"><text:s text:c="8"/>$i=0;</text:p>
            <text:p text:style-name="P81"><text:s text:c="8"/>while(($i&lt;$dom-&gt;contador-&gt;count())&amp;&amp;($encontrado==false))</text:p>
            <text:p text:style-name="P81"><text:s text:c="8"/>{</text:p>
            <text:p text:style-name="P81"><text:s text:c="12"/>if (($dom-&gt;contador[$i]-&gt;usuario == $usuario) &amp;&amp; ($dom-&gt;contador[$i]-&gt;nombre == $nombre)) {</text:p>
            <text:p text:style-name="P81"><text:s text:c="16"/>$encontrado = true;</text:p>
            <text:p text:style-name="P81"><text:s text:c="12"/>} else {</text:p>
            <text:p text:style-name="P81"><text:s text:c="16"/>$i++;</text:p>
            <text:p text:style-name="P81"><text:s text:c="12"/>}</text:p>
            <text:p text:style-name="P81"><text:s text:c="8"/>}</text:p>
            <text:p text:style-name="P81"><text:s text:c="8"/></text:p>
            <text:p text:style-name="P81"><text:s text:c="8"/>if($encontrado)</text:p>
            <text:p text:style-name="P81"><text:s text:c="8"/>{</text:p>
            <text:p text:style-name="P81"><text:s text:c="12"/>if ($nuevo_valor &gt; 0) {</text:p>
            <text:p text:style-name="P81"><text:s text:c="16"/>$dom-&gt;contador[$i]-&gt;valor = $nuevo_valor;</text:p>
            <text:p text:style-name="P81"><text:s text:c="16"/>$dom-&gt;asXML($archivoXml);</text:p>
            <text:p text:style-name="P81"><text:s text:c="12"/>} else {</text:p>
            <text:p text:style-name="P81"><text:s text:c="16"/>throw new SoapFault("Client", "Debe enviar un valor numerico mayor que 0");</text:p>
            <text:p text:style-name="P81"><text:s text:c="12"/>}</text:p>
            <text:p text:style-name="P81"><text:s text:c="8"/>}</text:p>
            <text:p text:style-name="P81"><text:s text:c="8"/></text:p>
            <text:p text:style-name="P81"><text:s text:c="8"/>return $encontrado;</text:p>
            <text:p text:style-name="P81"><text:s text:c="4"/>}</text:p>
          </table:table-cell>
        </table:table-row>
        <table:table-row>
          <table:table-cell table:style-name="Table5.A2" office:value-type="float" office:value="0">
            <text:p text:style-name="P59"/>
            <text:p text:style-name="P59">Función <text:span text:style-name="T13">que asigna un valor a un contador. Recibe como parametros el nombre del contador, el nombre del usuario y el valor asignado al contador.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En la variable $i se almacena la posición sobre la que estamos iterando, siendo esta la posible posición del contador que buscamos en el array de contadores del objeto devueto al leer el fichero de contadores. Como última operación esta funcion comprueba si se ha encontrado el contador, en tal caso se asigna el nuevo valor <text:s/>a dicho contador. Esta función devuelve TRUE si se encuentra el contador y FALSE en caso de que no se encuentre. A modo de ejemplo en lanzamiento de excepciones se comprueba si la variable $nuevo_valor es mayor que cero, sino se lanza una excepción que podrá ser capturada por el cliente que haga uso del webservice.</text:span></text:p>
            <text:p text:style-name="P59"/>
            <text:list xml:id="list222947494151188" text:continue-numbering="true" text:style-name="L4">
              <text:list-item>
                <text:p text:style-name="P49">Con $archivoXml indicamos la ruta donde se <text:span text:style-name="T16">está</text:span> el fichero. </text:p>
              </text:list-item>
              <text:list-item>
                <text:p text:style-name="P70"><text:span text:style-name="T14">simplexml_load_file($archivoXml)</text:span><text:span text:style-name="T5"> → </text:span><text:span text:style-name="T7">carga el contenido xml del fichero indicado</text:span></text:p>
              </text:list-item>
              <text:list-item>
                <text:p text:style-name="P89"><text:span text:style-name="T7">$dom → variable que contiene </text:span><text:span text:style-name="T8">un objeto con el contenido xml del fichero de contadores</text:span></text:p>
              </text:list-item>
              <text:list-item>
                <text:p text:style-name="P70"><text:span text:style-name="T5">asXML → Guada el objeto que contiene el xml al fichero indicado en formato de cadena xml</text:span></text:p>
                <text:p text:style-name="P49"/>
              </text:list-item>
            </text:list>
          </table:table-cell>
        </table:table-row>
      </table:table>
      <text:p text:style-name="P32"/>
      <text:p text:style-name="P33"><text:soft-page-break/></text:p>
      <table:table table:name="Table6" table:style-name="Table6">
        <table:table-column table:style-name="Table6.A"/>
        <table:table-row>
          <table:table-cell table:style-name="Table6.A1" office:value-type="float" office:value="0">
            <text:p text:style-name="P76"><text:s text:c="4"/><text:span text:style-name="T15"><text:s/>function incrementar_contador($nombre, $usuario)</text:span></text:p>
            <text:p text:style-name="P80"><text:s text:c="4"/>{</text:p>
            <text:p text:style-name="P80"><text:s text:c="8"/>//$archivoXml = "gs://contadores-160617.appspot.com/contadores.xml";</text:p>
            <text:p text:style-name="P80"><text:s text:c="8"/>$archivoXml = "contadores-160617.appspot.com/contadores.xml";</text:p>
            <text:p text:style-name="P80"><text:s text:c="8"/></text:p>
            <text:p text:style-name="P80"><text:s text:c="8"/>$dom = simplexml_load_file($archivoXml);</text:p>
            <text:p text:style-name="P80"><text:s text:c="8"/></text:p>
            <text:p text:style-name="P80"><text:s text:c="7"/></text:p>
            <text:p text:style-name="P80"><text:tab/> <text:s text:c="7"/>$encontrado = false; <text:s text:c="7"/></text:p>
            <text:p text:style-name="P80"><text:tab/> <text:s text:c="7"/>$i=0;</text:p>
            <text:p text:style-name="P80"><text:tab/> <text:s text:c="7"/>while(($i&lt;$dom-&gt;contador-&gt;count())&amp;&amp;($encontrado==false))</text:p>
            <text:p text:style-name="P80"><text:tab/> <text:s text:c="7"/>{</text:p>
            <text:p text:style-name="P80"><text:tab/> <text:s text:c="11"/>if (($dom-&gt;contador[$i]-&gt;usuario == $usuario) &amp;&amp; ($dom-&gt;contador[$i]-&gt;nombre == $nombre)) {</text:p>
            <text:p text:style-name="P80"><text:tab/> <text:s text:c="15"/>$encontrado = true;</text:p>
            <text:p text:style-name="P80"><text:tab/> <text:s text:c="11"/>} else {</text:p>
            <text:p text:style-name="P80"><text:tab/> <text:s text:c="15"/>$i++;</text:p>
            <text:p text:style-name="P80"><text:tab/> <text:s text:c="11"/>}</text:p>
            <text:p text:style-name="P80"><text:tab/> <text:s text:c="7"/>}</text:p>
            <text:p text:style-name="P80"><text:tab/> <text:s text:c="7"/></text:p>
            <text:p text:style-name="P80"><text:tab/> <text:s text:c="7"/>if($encontrado)</text:p>
            <text:p text:style-name="P80"><text:tab/> <text:s text:c="7"/>{</text:p>
            <text:p text:style-name="P80"><text:tab/> <text:s text:c="11"/>$dom-&gt;contador[$i]-&gt;valor++;</text:p>
            <text:p text:style-name="P80"><text:tab/> <text:s text:c="11"/>$dom-&gt;asXML($archivoXml);</text:p>
            <text:p text:style-name="P80"><text:tab/> <text:s text:c="7"/>}</text:p>
            <text:p text:style-name="P80"><text:tab/> <text:s text:c="7"/></text:p>
            <text:p text:style-name="P80"><text:tab/> <text:s text:c="7"/>return $encontrado;</text:p>
            <text:p text:style-name="P80"><text:s text:c="7"/></text:p>
            <text:p text:style-name="P80"><text:s text:c="4"/>}</text:p>
          </table:table-cell>
        </table:table-row>
        <table:table-row>
          <table:table-cell table:style-name="Table6.A2" office:value-type="float" office:value="0">
            <text:p text:style-name="P60"/>
            <text:p text:style-name="P60">Función <text:span text:style-name="T13">que incrementa en uno un contador. Recibe como parametros el nombre del contador y el nombre del usuario.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En la variable $i se almacena la posición sobre la que estamos iterando, siendo esta la posible posición del contador que buscamos en el array de contadores del objeto devueto al leer el fichero de contadores. Como última operación esta funcion comprueba si se ha encontrado el contador, en tal caso el valor almacenado en dicho contador es incrementado en uno y almacenado lel objeto en forma de cadena xml en el fichero de contadores. Esta función devuelve TRUE si se encuentra el contador y FALSE en caso de que no se encuentre.</text:span></text:p>
            <text:p text:style-name="P60"/>
            <text:list xml:id="list222947019239314" text:continue-numbering="true" text:style-name="L4">
              <text:list-item>
                <text:p text:style-name="P50">Con $archivoXml indicamos la ruta donde se <text:span text:style-name="T16">está</text:span> el fichero. </text:p>
              </text:list-item>
              <text:list-item>
                <text:p text:style-name="P71"><text:span text:style-name="T14">simplexml_load_file($archivoXml)</text:span><text:span text:style-name="T5"> → </text:span><text:span text:style-name="T7">carga el contenido xml del fichero indicado</text:span></text:p>
              </text:list-item>
              <text:list-item>
                <text:p text:style-name="P90"><text:span text:style-name="T7">$dom → variable que contiene </text:span><text:span text:style-name="T8">un objeto con el contenido xml del fichero de contadores</text:span></text:p>
              </text:list-item>
              <text:list-item>
                <text:p text:style-name="P71"><text:span text:style-name="T5">asXML → Guada el objeto que contiene el xml al fichero indicado en formato de cadena xml</text:span></text:p>
                <text:p text:style-name="P50"/>
              </text:list-item>
            </text:list>
          </table:table-cell>
        </table:table-row>
      </table:table>
      <text:p text:style-name="P33"/>
      <text:p text:style-name="P34"/>
      <table:table table:name="Table7" table:style-name="Table7">
        <table:table-column table:style-name="Table7.A"/>
        <text:soft-page-break/>
        <table:table-row>
          <table:table-cell table:style-name="Table7.A1" office:value-type="float" office:value="0">
            <text:p text:style-name="P77"><text:s text:c="4"/><text:span text:style-name="T15"><text:s text:c="2"/>function resetear_contador($nombre, $usuario) {</text:span></text:p>
            <text:p text:style-name="P82"><text:s text:c="8"/>//$archivoXml = "gs://contadores-160617.appspot.com/contadores.xml";</text:p>
            <text:p text:style-name="P82"><text:s text:c="8"/>$archivoXml = "contadores-160617.appspot.com/contadores.xml";</text:p>
            <text:p text:style-name="P82"><text:s text:c="8"/></text:p>
            <text:p text:style-name="P82"><text:s text:c="8"/>$dom = simplexml_load_file($archivoXml);</text:p>
            <text:p text:style-name="P82"><text:s text:c="8"/></text:p>
            <text:p text:style-name="P82"><text:s text:c="8"/>$encontrado = false; <text:s text:c="7"/></text:p>
            <text:p text:style-name="P82"><text:s text:c="8"/>$i=0;</text:p>
            <text:p text:style-name="P82"><text:s text:c="8"/>while(($i&lt;$dom-&gt;contador-&gt;count())&amp;&amp;($encontrado==false))</text:p>
            <text:p text:style-name="P82"><text:s text:c="8"/>{</text:p>
            <text:p text:style-name="P82"><text:s text:c="12"/>if (($dom-&gt;contador[$i]-&gt;usuario == $usuario) &amp;&amp; ($dom-&gt;contador[$i]-&gt;nombre == $nombre)) {</text:p>
            <text:p text:style-name="P82"><text:s text:c="16"/>$encontrado = true;</text:p>
            <text:p text:style-name="P82"><text:s text:c="12"/>} else {</text:p>
            <text:p text:style-name="P82"><text:s text:c="16"/>$i++;</text:p>
            <text:p text:style-name="P82"><text:s text:c="12"/>}</text:p>
            <text:p text:style-name="P82"><text:s text:c="8"/>}</text:p>
            <text:p text:style-name="P82"><text:s text:c="8"/></text:p>
            <text:p text:style-name="P82"><text:s text:c="8"/>if($encontrado)</text:p>
            <text:p text:style-name="P82"><text:s text:c="8"/>{</text:p>
            <text:p text:style-name="P82"><text:s text:c="12"/>$dom-&gt;contador[$i]-&gt;valor = 0;</text:p>
            <text:p text:style-name="P82"><text:s text:c="12"/>$dom-&gt;asXML($archivoXml);</text:p>
            <text:p text:style-name="P82"><text:s text:c="8"/>}</text:p>
            <text:p text:style-name="P82"><text:s text:c="8"/></text:p>
            <text:p text:style-name="P82"><text:s text:c="8"/>return $encontrado;</text:p>
            <text:p text:style-name="P82"><text:s text:c="4"/>}</text:p>
          </table:table-cell>
        </table:table-row>
        <table:table-row>
          <table:table-cell table:style-name="Table7.A2" office:value-type="float" office:value="0">
            <text:p text:style-name="P61"/>
            <text:p text:style-name="P61">Función <text:span text:style-name="T13">que pone a cero un contador. Recibe como parametros el nombre del contador y el nombre del usuario.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En la variable $i se almacena la posición sobre la que estamos iterando, siendo esta la posible posición del contador que buscamos en el array de contadores del objeto devueto al leer el fichero de contadores. Como última operación esta funcion comprueba si se ha encontrado el contador, en tal caso el valor almacenado en dicho contador es puesto a cero y almacenado el objeto en formato de cadena xml en el fichero de contadores. Esta función devuelve TRUE si se encuentra el contador y FALSE en caso de que no se encuentre.</text:span></text:p>
            <text:p text:style-name="P61"/>
            <text:list xml:id="list222946829954275" text:continue-numbering="true" text:style-name="L4">
              <text:list-item>
                <text:p text:style-name="P51">Con $archivoXml indicamos la ruta donde se <text:span text:style-name="T16">está</text:span> el fichero. </text:p>
              </text:list-item>
              <text:list-item>
                <text:p text:style-name="P72"><text:span text:style-name="T14">simplexml_load_file($archivoXml)</text:span><text:span text:style-name="T5"> → </text:span><text:span text:style-name="T7">carga el contenido xml del fichero indicado</text:span></text:p>
              </text:list-item>
              <text:list-item>
                <text:p text:style-name="P91"><text:span text:style-name="T7">$dom → variable que contiene </text:span><text:span text:style-name="T8">un objeto con el contenido xml del fichero de contadores</text:span></text:p>
              </text:list-item>
              <text:list-item>
                <text:p text:style-name="P72"><text:span text:style-name="T5">asXML → Guada el objeto que contiene el xml al fichero indicado en formato de cadena xml</text:span></text:p>
                <text:p text:style-name="P51"/>
              </text:list-item>
            </text:list>
          </table:table-cell>
        </table:table-row>
      </table:table>
      <text:p text:style-name="P34"/>
      <text:p text:style-name="P35"/>
      <table:table table:name="Table8" table:style-name="Table8">
        <table:table-column table:style-name="Table8.A"/>
        <text:soft-page-break/>
        <table:table-row>
          <table:table-cell table:style-name="Table8.A1" office:value-type="float" office:value="0">
            <text:p text:style-name="P78"><text:s/><text:span text:style-name="T19">function eliminar_contador($nombre, $usuario) {</text:span></text:p>
            <text:p text:style-name="P83"><text:s text:c="8"/>//$archivoXml = "gs://contadores-160617.appspot.com/contadores.xml";</text:p>
            <text:p text:style-name="P83"><text:s text:c="8"/>$archivoXml = "contadores-160617.appspot.com/contadores.xml";</text:p>
            <text:p text:style-name="P83"><text:s text:c="8"/></text:p>
            <text:p text:style-name="P83"><text:s text:c="8"/>$dom = simplexml_load_file($archivoXml);</text:p>
            <text:p text:style-name="P83"><text:s text:c="8"/></text:p>
            <text:p text:style-name="P83"><text:s text:c="8"/>$encontrado = false; <text:s text:c="7"/></text:p>
            <text:p text:style-name="P83"><text:s text:c="8"/>$i=0;</text:p>
            <text:p text:style-name="P83"><text:s text:c="8"/>while(($i&lt;$dom-&gt;contador-&gt;count())&amp;&amp;($encontrado==false))</text:p>
            <text:p text:style-name="P83"><text:s text:c="8"/>{</text:p>
            <text:p text:style-name="P83"><text:s text:c="12"/>if (($dom-&gt;contador[$i]-&gt;usuario == $usuario) &amp;&amp; ($dom-&gt;contador[$i]-&gt;nombre == $nombre)) {</text:p>
            <text:p text:style-name="P83"><text:s text:c="16"/>$encontrado = true;</text:p>
            <text:p text:style-name="P83"><text:s text:c="12"/>} else {</text:p>
            <text:p text:style-name="P83"><text:s text:c="16"/>$i++;</text:p>
            <text:p text:style-name="P83"><text:s text:c="12"/>}</text:p>
            <text:p text:style-name="P83"><text:s text:c="8"/>}</text:p>
            <text:p text:style-name="P83"><text:s text:c="8"/></text:p>
            <text:p text:style-name="P83"><text:s text:c="8"/>if($encontrado)</text:p>
            <text:p text:style-name="P83"><text:s text:c="8"/>{</text:p>
            <text:p text:style-name="P83"><text:s text:c="12"/>unset($dom-&gt;contador[$i]);</text:p>
            <text:p text:style-name="P83"><text:s text:c="12"/>$dom-&gt;asXML($archivoXml);</text:p>
            <text:p text:style-name="P83"><text:s text:c="8"/>} else {</text:p>
            <text:p text:style-name="P83"><text:s text:c="12"/>throw new SoapFault("Client", "Contador inexistente");</text:p>
            <text:p text:style-name="P83"><text:s text:c="8"/>}</text:p>
            <text:p text:style-name="P83"><text:s text:c="8"/></text:p>
            <text:p text:style-name="P83"><text:s text:c="8"/>return $encontrado;</text:p>
            <text:p text:style-name="P83"><text:s text:c="4"/>}</text:p>
          </table:table-cell>
        </table:table-row>
        <table:table-row>
          <table:table-cell table:style-name="Table8.A2" office:value-type="float" office:value="0">
            <text:p text:style-name="P62"/>
            <text:p text:style-name="P63">Función <text:span text:style-name="T13">que elimina un contador. Recibe como parametros el nombre del contador y el nombre del usuario.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En la variable $i se almacena la posición sobre la que estamos iterando, siendo esta la posible posición del contador que buscamos en el array de contadores del objeto devueto al leer el fichero de contadores. Como última operación esta funcion comprueba si se ha encontrado el contador, en tal caso mediante la función unset() eliminamos el contador del array de contadores que hay en el objeto $dom y se guarda el xml en el fichero de contadores. Esta función devuelve TRUE si se encuentra el contador, en caso contrario se lanza una excepción que podrá ser capturada por el cliente que haga uso del webservice.</text:span></text:p>
            <text:p text:style-name="P62"/>
            <text:list xml:id="list222945811942262" text:continue-numbering="true" text:style-name="L4">
              <text:list-item>
                <text:p text:style-name="P52">Con $archivoXml indicamos la ruta donde se <text:span text:style-name="T16">está</text:span> el fichero. </text:p>
              </text:list-item>
              <text:list-item>
                <text:p text:style-name="P73"><text:span text:style-name="T14">simplexml_load_file($archivoXml)</text:span><text:span text:style-name="T5"> → </text:span><text:span text:style-name="T7">carga el contenido xml del fichero indicado</text:span></text:p>
              </text:list-item>
              <text:list-item>
                <text:p text:style-name="P92"><text:span text:style-name="T7">$dom → variable que contiene </text:span><text:span text:style-name="T8">un objeto con el contenido xml del fichero de contadores</text:span></text:p>
              </text:list-item>
              <text:list-item>
                <text:p text:style-name="P73"><text:span text:style-name="T5">asXML → Guada el objeto que contiene el xml al fichero indicado en formato de cadena xml</text:span></text:p>
                <text:p text:style-name="P52"/>
              </text:list-item>
            </text:list>
          </table:table-cell>
        </table:table-row>
      </table:table>
      <text:p text:style-name="P35"/>
      <text:list xml:id="list7444710958151230442" text:style-name="L7">
        <text:list-item>
          <text:p text:style-name="P45">admin.php</text:p>
          <text:p text:style-name="P37"/>
        </text:list-item>
      </text:list>
      <text:p text:style-name="P39">Este fichero contiene tanto el html para mostrar el administrador como código php que procesa el formulario enviado por los usuarios. Este código php es interpretado por el servidor y sustituido por el html que dependerá en cada momento de los datos pasados por el formulario.</text:p>
      <text:p text:style-name="P39"/>
      <text:p text:style-name="P39"><text:span text:style-name="T20">Al administrador se le ha dado cierta funcionalidad para cubrir posibles usuarios con discapacidad. Para ello y a modo de ejemplo se han usado dos formas distintas de adaptar el contenido, en ambas formas me he apollado en el uso de cookies para poder operar y mantener el estilo elegido.</text:span></text:p>
      <text:p text:style-name="P39"/>
      <text:p text:style-name="P39"><text:span text:style-name="T20">La prima forma de adptar el contenido es mediante el uso de distintos ficheros css que son aplicados al html en función de la selección del usuario y recordado mediante el uso de cookies. Para ello se ha utilizado php de manera que es interpretado por el servidor y este asigna en función de la selección el fichero css elegido.</text:span></text:p>
      <text:p text:style-name="P39"/>
      <table:table table:name="Table9" table:style-name="Table9">
        <table:table-column table:style-name="Table9.A"/>
        <table:table-row>
          <table:table-cell table:style-name="Table9.A1" office:value-type="float" office:value="0">
            <text:p text:style-name="P84">&lt;?php <text:s text:c="7"/></text:p>
            <text:p text:style-name="P84"><text:s text:c="12"/>if (isset($_COOKIE['estilocss'])) {</text:p>
            <text:p text:style-name="P84"><text:s text:c="16"/>if(isset($_POST["css_contraste"]) AND ($_COOKIE['estilocss'] != "admin-contraste.css")) { <text:s text:c="15"/></text:p>
            <text:p text:style-name="P84"><text:s text:c="20"/>$estilo_css = "admin-contraste.css"; <text:s text:c="15"/></text:p>
            <text:p text:style-name="P84"><text:s text:c="20"/>setcookie ("estilocss", "admin-contraste.css", time() + 3600);</text:p>
            <text:p text:style-name="P84"><text:s text:c="16"/>} elseif(isset($_POST["css_normal"]) AND ($_COOKIE['estilocss'] != "admin.css")) {</text:p>
            <text:p text:style-name="P84"><text:s text:c="20"/>$estilo_css = "admin.css"; <text:s text:c="15"/></text:p>
            <text:p text:style-name="P84"><text:s text:c="20"/>setcookie ("estilocss", "admin.css", time() + 3600);</text:p>
            <text:p text:style-name="P84"><text:s text:c="16"/>} else {</text:p>
            <text:p text:style-name="P84"><text:s text:c="20"/>$estilo_css = $_COOKIE['estilocss'];</text:p>
            <text:p text:style-name="P84"><text:s text:c="16"/>}</text:p>
            <text:p text:style-name="P84"><text:s text:c="16"/></text:p>
            <text:p text:style-name="P84"><text:s text:c="12"/>} else {</text:p>
            <text:p text:style-name="P84"><text:s text:c="16"/>$estilo_css = "admin.css";</text:p>
            <text:p text:style-name="P84"><text:s text:c="16"/>setcookie ("estilocss", "admin.css", time() + 3600);</text:p>
            <text:p text:style-name="P84"><text:s text:c="12"/>} <text:s text:c="10"/></text:p>
            <text:p text:style-name="P84"/>
            <text:p text:style-name="P84"><text:s text:c="12"/>echo '&lt;link rel="stylesheet" type="text/css" href="css/' . $estilo_css . '"&gt;';</text:p>
            <text:p text:style-name="P84"><text:s text:c="8"/>?&gt;</text:p>
          </table:table-cell>
        </table:table-row>
        <table:table-row>
          <table:table-cell table:style-name="Table9.A2" office:value-type="float" office:value="0">
            <text:p text:style-name="P64"/>
            <text:p text:style-name="P93"><text:span text:style-name="T5">Mediante este script compruebo si existe la cookie “estilocss”. Si no existe le asigno el estilo por defecto (admin.css). En caso de existir la cookie se hacen distintas comprobaciones para ver si la carga de la página viene solicitado por el envío de formulario solicitando el cambio de estilo (en este caso se comprueba el estilo a asignar y se guarda en la cookie) o bien se trata de otro tipo de carga (en este caso se asigna el estilo que hay almacenado en la cookie). </text:span><text:span text:style-name="T10">En la variable $estilo_css almaceno el nombre del fichero con el estilo elegido.</text:span></text:p>
            <text:p text:style-name="P93"><text:span text:style-name="T5"/></text:p>
            <text:p text:style-name="P94"><text:span text:style-name="T5">La última line del script devuelve al cliente el html que </text:span><text:span text:style-name="T10">hace que se</text:span><text:span text:style-name="T5"> carg</text:span><text:span text:style-name="T10">ue</text:span><text:span text:style-name="T5"> el fichero css elegido.</text:span></text:p>
            <text:list xml:id="list222947556903655" text:continue-list="list222945811942262" text:style-name="L4">
              <text:list-header>
                <text:p text:style-name="P53"/>
              </text:list-header>
            </text:list>
          </table:table-cell>
        </table:table-row>
      </table:table>
      <text:p text:style-name="P38"/>
      <text:p text:style-name="P40"><text:span text:style-name="T20">La segunda forma de adptar el contenido es mediante el uso de javascript que modifica los estilos en función de la selección del usuario y es recordado mediante el uso de cookies por medio de javascript. Para ello se ha añadido distintos eventos javascript en el código html, estos eventos llaman a distintas funciones javascript que realizan las operaciones.</text:span></text:p>
      <text:p text:style-name="P40"/>
      <text:p text:style-name="P41"/>
      <table:table table:name="Table10" table:style-name="Table10">
        <table:table-column table:style-name="Table10.A"/>
        <text:soft-page-break/>
        <table:table-row>
          <table:table-cell table:style-name="Table10.A1" office:value-type="float" office:value="0">
            <text:p text:style-name="P85"/>
            <text:p text:style-name="P85">&lt;body onload="accesible_font()"&gt;</text:p>
            <text:p text:style-name="P99"/>
            <text:p text:style-name="P85"/>
            <text:p text:style-name="P85">&lt;input style="font-size: 14px;" id="fmin" type="button" name="fmin" value ="A" onclick="accesible_font_size(14)"&gt;</text:p>
            <text:p text:style-name="P85">&lt;input style="font-size: 18px;" id="fmed" type="button" name="fmed" value ="A" onclick="accesible_font_size(18)"&gt;</text:p>
            <text:p text:style-name="P85">&lt;input style="font-size: 22px;" id="fmax" type="button" name="fmax" value ="A" onclick="accesible_font_size(22)"&gt;</text:p>
            <text:p text:style-name="P85"/>
          </table:table-cell>
        </table:table-row>
        <table:table-row>
          <table:table-cell table:style-name="Table10.A2" office:value-type="float" office:value="0">
            <text:p text:style-name="P65"/>
            <text:p text:style-name="P95"><text:span text:style-name="T10">M</text:span><text:span text:style-name="T5">ediante el evento onload del body se llama a la función javascript “accesible_font()” que realiza las operaciones pertinentes para adaptar el estilo de la web a lo elegido por el usuario.</text:span></text:p>
            <text:p text:style-name="P95"><text:span text:style-name="T5"/></text:p>
            <text:p text:style-name="P95"><text:span text:style-name="T10">M</text:span><text:span text:style-name="T5">ediante el evento onclick de algunos input de tipo botón se llama a la función javascript “accesible_font_size()” que realiza las operaciones pertinentes para adaptar la fuente de la web al tamaño elegido por el usuario.</text:span></text:p>
            <text:p text:style-name="P95"><text:span text:style-name="T5"/></text:p>
            <text:p text:style-name="P97"><text:span text:style-name="T12">Más tarde</text:span><text:span text:style-name="T5"> se describ</text:span><text:span text:style-name="T11">irán</text:span><text:span text:style-name="T5"> la funciones javascript usadas para la realización de las adaptaciones del estilo.</text:span></text:p>
            <text:list xml:id="list222947093326784" text:continue-numbering="true" text:style-name="L4">
              <text:list-header>
                <text:p text:style-name="P54"/>
              </text:list-header>
            </text:list>
          </table:table-cell>
        </table:table-row>
      </table:table>
      <text:p text:style-name="P41"/>
      <text:p text:style-name="P43">A continuación paso a describir el script que recoge los datos enviados por medio del formulario para la gestión de los contadores. Básicamente lo que hace es comprobar que se han enviado datos a través del formulario, crea la conexión con el webservice y realiza la petición en función a la acción solicitada.</text:p>
      <table:table table:name="Table11" table:style-name="Table11">
        <table:table-column table:style-name="Table11.A"/>
        <table:table-row>
          <table:table-cell table:style-name="Table11.A1" office:value-type="float" office:value="0">
            <text:p text:style-name="P86"/>
            <text:p text:style-name="P87">&lt;?php</text:p>
            <text:p text:style-name="P87"><text:s text:c="20"/></text:p>
            <text:p text:style-name="P87"><text:s text:c="16"/>libxml_disable_entity_loader(false); <text:s text:c="19"/></text:p>
            <text:p text:style-name="P87"><text:s text:c="8"/></text:p>
            <text:p text:style-name="P87"><text:s text:c="16"/>if(isset($_POST["acciones"])) {</text:p>
            <text:p text:style-name="P87"><text:s text:c="20"/>$location = "http://localhost:8889/server.php";</text:p>
            <text:p text:style-name="P87"><text:s text:c="20"/>$client = new SoapClient (null, array('location'=&gt;$location, 'uri'=&gt;"http://localhost:8889",</text:p>
            <text:p text:style-name="P87"><text:s text:c="24"/>'trace'=&gt;1));</text:p>
            <text:p text:style-name="P87"><text:s text:c="20"/></text:p>
            <text:p text:style-name="P87"><text:s text:c="20"/>$client-&gt;CrearArchivoContadores();</text:p>
            <text:p text:style-name="P87"/>
            <text:p text:style-name="P87"><text:s text:c="20"/>switch($_POST["acciones"]) {</text:p>
            <text:p text:style-name="P87"><text:s text:c="40"/></text:p>
            <text:p text:style-name="P87"><text:s text:c="20"/>case 'Consultar': {</text:p>
            <text:p text:style-name="P87"><text:s text:c="24"/>$visitas = $client-&gt;leer_contador($_POST["contador"], $_POST["usuario"]);</text:p>
            <text:p text:style-name="P87"><text:s text:c="24"/>if($visitas &gt;= 0) { <text:s text:c="31"/></text:p>
            <text:p text:style-name="P87"><text:s text:c="28"/>echo "&lt;p lang='es'&gt;Numero de visitas: &lt;b&gt;".$visitas."&lt;/b&gt;&lt;/p&gt;";</text:p>
            <text:p text:style-name="P87"><text:s text:c="24"/>} else {</text:p>
            <text:p text:style-name="P87"><text:s text:c="28"/>echo "&lt;p lang='es'&gt;Contador &lt;strong&gt;" . $_POST["contador"] . "&lt;/strong&gt; no encontrado" . </text:p>
            <text:p text:style-name="P87"><text:s text:c="36"/>" para el usuario &lt;strong&gt;" . $_POST["usuario"] <text:s/>. "&lt;/strong&gt;&lt;/p&gt;";</text:p>
            <text:p text:style-name="P87"><text:s text:c="24"/>}</text:p>
            <text:p text:style-name="P87"><text:s text:c="24"/>break;</text:p>
            <text:p text:style-name="P87"><text:s text:c="20"/>} </text:p>
            <text:p text:style-name="P87"><text:s text:c="36"/></text:p>
            <text:p text:style-name="P87"><text:s text:c="20"/>case 'Crear': {</text:p>
            <text:p text:style-name="P87"><text:s text:c="24"/>if ($client-&gt;CrearContador($_POST["contador"], $_POST["usuario"])) {</text:p>
            <text:p text:style-name="P87"><text:s text:c="28"/>echo "&lt;p lang='es'&gt;Contador &lt;strong&gt;" . $_POST["contador"] . "&lt;/strong&gt; creado" . </text:p>
            <text:p text:style-name="P87"><text:s text:c="36"/>" para el usuario &lt;strong&gt;" . $_POST["usuario"] <text:s/>. "&lt;/strong&gt;&lt;/p&gt;";</text:p>
            <text:p text:style-name="P87"><text:s text:c="24"/>} else {</text:p>
            <text:p text:style-name="P87"><text:s text:c="28"/>echo "&lt;p lang='es'&gt;Contador &lt;strong&gt;" . $_POST["contador"] . "&lt;/strong&gt; no creado." . </text:p>
            <text:p text:style-name="P87"><text:s text:c="36"/>" Ya existe para para el usuario &lt;strong&gt;" . $_POST["usuario"] <text:s/>. "&lt;/strong&gt;&lt;/p&gt;";</text:p>
            <text:p text:style-name="P87"><text:s text:c="24"/>} <text:s text:c="9"/></text:p>
            <text:p text:style-name="P87"><text:s text:c="24"/>break;</text:p>
            <text:p text:style-name="P87"><text:s text:c="20"/>} </text:p>
            <text:p text:style-name="P87"><text:s text:c="20"/></text:p>
            <text:p text:style-name="P87"><text:s text:c="20"/>case 'Incrementar': {</text:p>
            <text:p text:style-name="P87"><text:s text:c="24"/>$visitas = $client-&gt;leer_contador($_POST["contador"], $_POST["usuario"]);</text:p>
            <text:p text:style-name="P87"><text:s text:c="24"/>if($visitas &gt;= 0) { <text:s text:c="31"/></text:p>
            <text:p text:style-name="P87"><text:s text:c="28"/>echo "&lt;p lang='es'&gt;Numero de visitas antes de incrementar: &lt;b&gt;".$visitas."&lt;/b&gt;&lt;/p&gt;";</text:p>
            <text:p text:style-name="P87"><text:s text:c="28"/>$client-&gt;incrementar_contador($_POST["contador"], $_POST["usuario"]);</text:p>
            <text:p text:style-name="P87"><text:s text:c="28"/>echo "&lt;p lang='es'&gt;Numero de visitas actual: &lt;b&gt;". ($visitas + 1) ."&lt;/b&gt;&lt;/p&gt;";</text:p>
            <text:p text:style-name="P87"><text:s text:c="24"/>} else {</text:p>
            <text:p text:style-name="P87"><text:s text:c="28"/>echo "&lt;p lang='es'&gt;Contador &lt;strong&gt;" . $_POST["contador"] . "&lt;/strong&gt; no encontrado" . </text:p>
            <text:p text:style-name="P87"><text:s text:c="36"/>" para el usuario &lt;strong&gt;" . $_POST["usuario"] <text:s/>. "&lt;/strong&gt;&lt;/p&gt;";</text:p>
            <text:p text:style-name="P87"><text:s text:c="24"/>}</text:p>
            <text:p text:style-name="P87"><text:s text:c="24"/>break;</text:p>
            <text:p text:style-name="P87"><text:s text:c="20"/>} </text:p>
            <text:p text:style-name="P87"><text:s text:c="20"/></text:p>
            <text:p text:style-name="P87"><text:s text:c="20"/>case 'Resetear': {</text:p>
            <text:p text:style-name="P87"><text:s text:c="24"/>if ($client-&gt;resetear_contador($_POST["contador"], $_POST["usuario"])) {</text:p>
            <text:p text:style-name="P87"><text:s text:c="28"/>echo "&lt;p lang='es'&gt;Contador &lt;strong&gt;" . $_POST["contador"] . "&lt;/strong&gt; reseteado a "</text:p>
            <text:p text:style-name="P87"><text:s text:c="36"/>. "&lt;strong&gt;0&lt;/strong&gt;";</text:p>
            <text:p text:style-name="P87"><text:s text:c="24"/>} else {</text:p>
            <text:p text:style-name="P87"><text:s text:c="28"/>echo "&lt;p lang='es'&gt;Contador &lt;strong&gt;" . $_POST["contador"] . "&lt;/strong&gt; no encontrado" . </text:p>
            <text:p text:style-name="P87"><text:s text:c="36"/>" para el usuario &lt;strong&gt;" . $_POST["usuario"] <text:s/>. "&lt;/strong&gt;&lt;/p&gt;";</text:p>
            <text:p text:style-name="P87"><text:s text:c="24"/>}</text:p>
            <text:p text:style-name="P87"><text:s text:c="24"/>break;</text:p>
            <text:p text:style-name="P87"><text:s text:c="20"/>} </text:p>
            <text:p text:style-name="P87"><text:s text:c="20"/></text:p>
            <text:p text:style-name="P87"><text:s text:c="20"/>case 'Asignar': {</text:p>
            <text:p text:style-name="P87"><text:s text:c="24"/>try {</text:p>
            <text:p text:style-name="P87"><text:soft-page-break/><text:s text:c="28"/>if ($client-&gt;asignar_contador($_POST["contador"], $_POST["usuario"], $_POST["valor"])) {</text:p>
            <text:p text:style-name="P87"><text:s text:c="32"/>echo "&lt;p lang='es'&gt;Contador &lt;strong&gt;" . $_POST["contador"] . "&lt;/strong&gt; asignado nuevo valor "</text:p>
            <text:p text:style-name="P87"><text:s text:c="40"/>. "&lt;strong&gt;" . ($_POST["valor"] &gt; 0 ? $_POST["valor"] : "0") . "&lt;/strong&gt;&lt;/p&gt;"; <text:s text:c="31"/></text:p>
            <text:p text:style-name="P87"><text:s text:c="28"/>} else {</text:p>
            <text:p text:style-name="P87"><text:s text:c="32"/>echo "&lt;p lang='es'&gt;Contador &lt;strong&gt;" . $_POST["contador"] . "&lt;/strong&gt; no encontrado" . </text:p>
            <text:p text:style-name="P87"><text:s text:c="40"/>" para el usuario &lt;strong&gt;" . $_POST["usuario"] <text:s/>. "&lt;/strong&gt;&lt;/p&gt;";</text:p>
            <text:p text:style-name="P87"><text:s text:c="28"/>}</text:p>
            <text:p text:style-name="P87"><text:s text:c="24"/>}</text:p>
            <text:p text:style-name="P87"><text:s text:c="24"/>catch (SoapFault $error) {</text:p>
            <text:p text:style-name="P87"><text:s text:c="28"/>echo "&lt;p lang='es'&gt;Excepción capturada: &lt;strong&gt;" . $error-&gt;faultstring . "&lt;/strong&gt;&lt;/p&gt;";</text:p>
            <text:p text:style-name="P87"><text:s text:c="24"/>}</text:p>
            <text:p text:style-name="P87"><text:s text:c="24"/>break;</text:p>
            <text:p text:style-name="P87"><text:s text:c="20"/>} </text:p>
            <text:p text:style-name="P87"><text:s text:c="20"/></text:p>
            <text:p text:style-name="P87"><text:s text:c="20"/>case 'Eliminar': {</text:p>
            <text:p text:style-name="P87"><text:s text:c="24"/>try {</text:p>
            <text:p text:style-name="P87"><text:s text:c="28"/>if ($client-&gt;eliminar_contador($_POST["contador"], $_POST["usuario"])) {</text:p>
            <text:p text:style-name="P87"><text:s text:c="32"/>echo "&lt;p lang='es'&gt;Contador &lt;strong&gt;" . $_POST["contador"] . "&lt;/strong&gt; eliminado";</text:p>
            <text:p text:style-name="P87"><text:s text:c="28"/></text:p>
            <text:p text:style-name="P87"><text:s text:c="24"/>} catch (SoapFault $error) {</text:p>
            <text:p text:style-name="P87"><text:s text:c="28"/>echo "&lt;p lang='es'&gt;Excepción capturada: &lt;strong&gt;" . $error-&gt;faultstring . "&lt;/strong&gt;&lt;/p&gt;";</text:p>
            <text:p text:style-name="P87"><text:s text:c="24"/>}</text:p>
            <text:p text:style-name="P87"><text:s text:c="24"/>break;</text:p>
            <text:p text:style-name="P87"><text:s text:c="20"/>}</text:p>
            <text:p text:style-name="P87"><text:s text:c="20"/>}</text:p>
            <text:p text:style-name="P87"><text:s text:c="16"/>}</text:p>
            <text:p text:style-name="P87"><text:s text:c="16"/>?&gt;</text:p>
            <text:p text:style-name="P87"/>
          </table:table-cell>
        </table:table-row>
        <table:table-row>
          <table:table-cell table:style-name="Table11.A2" office:value-type="float" office:value="0">
            <text:p text:style-name="P66"/>
            <text:p text:style-name="P96"><text:span text:style-name="T10">M</text:span><text:span text:style-name="T5">ediante el evento onload del body se llama a la función javascript “accesible_font()” que realiza las operaciones pertinentes para adaptar el estilo de la web a lo elegido por el usuario.</text:span></text:p>
            <text:p text:style-name="P96"><text:span text:style-name="T5"/></text:p>
            <text:p text:style-name="P96"><text:span text:style-name="T10">M</text:span><text:span text:style-name="T5">ediante el evento onclick de algunos input de tipo botón se llama a la función javascript “accesible_font_size()” que realiza las operaciones pertinentes para adaptar la fuente de la web al tamaño elegido por el usuario.</text:span></text:p>
            <text:p text:style-name="P96"><text:span text:style-name="T5"/></text:p>
            <text:p text:style-name="P98"><text:span text:style-name="T5">A continuación se describ</text:span><text:span text:style-name="T11">irán</text:span><text:span text:style-name="T5"> la funciones javascript usadas para la realización de las adaptaciones del estilo.</text:span></text:p>
            <text:list xml:id="list222946049895347" text:continue-numbering="true" text:style-name="L4">
              <text:list-header>
                <text:p text:style-name="P55"/>
              </text:list-header>
            </text:list>
          </table:table-cell>
        </table:table-row>
      </table:table>
      <text:p text:style-name="P42"/>
      <text:list xml:id="list222946572839950" text:continue-list="list7444710958151230442" text:style-name="L7">
        <text:list-item>
          <text:p text:style-name="P37">script.js</text:p>
        </text:list-item>
      </text:list>
      <text:p text:style-name="P6"/>
      <text:p text:style-name="P6"/>
      <text:p text:style-name="P7"/>
      <text:p text:style-name="P4"/>
      <text:list xml:id="list222946891110042" text:continue-list="list222946796667018" text:style-name="L1">
        <text:list-item>
          <text:p text:style-name="P20">Otr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21:04:05.575453372</meta:creation-date>
    <dc:date>2017-03-28T22:29:45.427954844</dc:date>
    <meta:editing-duration>PT2H23M13S</meta:editing-duration>
    <meta:editing-cycles>47</meta:editing-cycles>
    <meta:generator>LibreOffice/5.1.6.2$Linux_x86 LibreOffice_project/10m0$Build-2</meta:generator>
    <meta:document-statistic meta:table-count="11" meta:image-count="0" meta:object-count="0" meta:page-count="12" meta:paragraph-count="367" meta:word-count="2955" meta:character-count="25043" meta:non-whitespace-character-count="18239"/>
  </office:meta>
</office:document-meta>
</file>